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9"/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<text:a xlink:href="https://github.com/ozkostay/bhj-homeworks/tree/master/async-requests" xlink:type="simple">async-requests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async-requests/preloader" xlink:type="simple">Анимация загрузки данных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async-requests/poll" xlink:type="simple">Опрос с выбором результатов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async-requests/progressbar" xlink:type="simple">Загрузка больших файлов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client-state" xlink:type="simple">client-state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client-state/text-editor" xlink:type="simple">Текстовый редактор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client-state/popup" xlink:type="simple">Всплывающее один раз окно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client-state/auth" xlink:type="simple">Авторизация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document-structure" xlink:type="simple">document-structure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cument-structure/tooltip" xlink:type="simple">Визуальные подсказки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cument-structure/todo" xlink:type="simple">Простой список дел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cument-structure/cart" xlink:type="simple">Корзина товаров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dom" xlink:type="simple">dom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m/reveal" xlink:type="simple">Появление элементов при прокрутке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m/ads" xlink:type="simple">Ротатор рекламы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dom/book-reader" xlink:type="simple">Онлайн-читалка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element-search" xlink:type="simple">element-search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lement-search/popups" xlink:type="simple">Всплывающие окна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lement-search/menu" xlink:type="simple">Навигационное меню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lement-search/slider" xlink:type="simple">Слайдер изображений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event-object" xlink:type="simple">event-object</text:a> 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vent-object/dropdown" xlink:type="simple">Выпадающие списки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vent-object/keysolo" xlink:type="simple">Соло на клавиатуре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event-object/tabs" xlink:type="simple">Вкладки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html-forms" xlink:type="simple">html-forms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html-forms/chat" xlink:type="simple">Текстовый чат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html-forms/interests" xlink:type="simple">Дерево интересов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html-forms/autocomplete" xlink:type="simple">Выпадающий список с поиском</text:a></text:p>
          </table:table-cell>
        </table:table-row>
        <table:table-row table:style-name="ro2">
          <table:table-cell/>
          <table:table-cell table:style-name="ce12" office:value-type="string" calcext:value-type="string">
            <text:p><text:a xlink:href="https://github.com/ozkostay/bhj-homeworks/tree/master/js-features" xlink:type="simple">js-features</text:a></text:p>
          </table:table-cell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js-features/countdown" xlink:type="simple">Таймер обратного отсчёта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js-features/cookie-clicker" xlink:type="simple">Игра-кликер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s://github.com/ozkostay/bhj-homeworks/blob/master/js-features/mole-game" xlink:type="simple">Игра «Убей кротов»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5:20:13.049797344</meta:creation-date>
    <dc:date>2022-09-13T09:06:17.436635597</dc:date>
    <meta:editing-duration>PT19M38S</meta:editing-duration>
    <meta:editing-cycles>5</meta:editing-cycles>
    <meta:generator>LibreOffice/7.3.5.2$Linux_X86_64 LibreOffice_project/30$Build-2</meta:generator>
    <meta:document-statistic meta:table-count="1" meta:cell-count="32" meta:object-count="0"/>
  </office:meta>
</office:document-meta>
</file>